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Cantarell" fo:font-size="12pt" fo:letter-spacing="normal" fo:font-weight="bold" officeooo:paragraph-rsid="0006c421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variant="normal" fo:text-transform="none" fo:color="#000000" loext:opacity="100%" style:font-name="Cantarell" fo:font-size="9.75pt" fo:letter-spacing="normal" fo:font-style="normal" fo:font-weight="bold" officeooo:rsid="0006c421" officeooo:paragraph-rsid="0006c421" style:font-weight-asian="bold" style:font-weight-complex="bold"/>
    </style:style>
    <style:style style:name="P3" style:family="paragraph" style:parent-style-name="Preformatted_20_Text">
      <style:text-properties fo:font-variant="normal" fo:text-transform="none" fo:color="#000000" loext:opacity="100%" style:font-name="Cantarell" fo:font-size="9.75pt" fo:letter-spacing="normal" fo:font-style="normal" fo:font-weight="bold" officeooo:rsid="00080782" officeooo:paragraph-rsid="00080782" style:font-weight-asian="bold" style:font-weight-complex="bold"/>
    </style:style>
    <style:style style:name="P4" style:family="paragraph" style:parent-style-name="Preformatted_20_Text">
      <style:text-properties fo:font-variant="normal" fo:text-transform="none" fo:color="#000000" loext:opacity="100%" style:font-name="Cantarell" fo:font-size="9.75pt" fo:letter-spacing="normal" fo:font-style="normal" fo:font-weight="bold" officeooo:rsid="0008108f" officeooo:paragraph-rsid="0008108f" style:font-weight-asian="bold" style:font-weight-complex="bold"/>
    </style:style>
    <style:style style:name="P5" style:family="paragraph" style:parent-style-name="Standard">
      <style:text-properties officeooo:rsid="0006c421" officeooo:paragraph-rsid="0006c421"/>
    </style:style>
    <style:style style:name="P6" style:family="paragraph" style:parent-style-name="Standard">
      <style:text-properties style:font-name="Cantarell" fo:font-weight="bold" officeooo:rsid="0006c421" officeooo:paragraph-rsid="0006c421" style:font-weight-asian="bold" style:font-weight-complex="bold"/>
    </style:style>
    <style:style style:name="P7" style:family="paragraph" style:parent-style-name="Standard">
      <style:text-properties fo:color="#000000" loext:opacity="100%" style:font-name="Cantarell" fo:font-weight="bold" officeooo:rsid="0006c421" officeooo:paragraph-rsid="0006c421" style:font-weight-asian="bold" style:font-weight-complex="bold"/>
    </style:style>
    <style:style style:name="T1" style:family="text">
      <style:text-properties fo:font-style="normal"/>
    </style:style>
    <style:style style:name="T2" style:family="text">
      <style:text-properties fo:font-variant="normal" fo:text-transform="none" fo:font-size="12pt" fo:letter-spacing="normal" fo:font-style="normal"/>
    </style:style>
    <style:style style:name="T3" style:family="text">
      <style:text-properties fo:font-size="12pt"/>
    </style:style>
    <style:style style:name="T4" style:family="text">
      <style:text-properties fo:font-size="12pt" officeooo:rsid="00080782"/>
    </style:style>
    <style:style style:name="T5" style:family="text">
      <style:text-properties fo:font-size="12pt" officeooo:rsid="0008108f"/>
    </style:style>
    <style:style style:name="T6" style:family="text">
      <style:text-properties fo:font-size="12pt" officeooo:rsid="00099d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imero investige sobre los detalles de las pistas:</text:p>
      <text:p text:style-name="P6">SELECT descripcion FROM Crime_scene_report </text:p>
      <text:p text:style-name="P6">WHERE fecha=’20180115’ AND tipo=’murder’ AND city =’SQL City’</text:p>
      <text:p text:style-name="P7"><text:span text:style-name="T2"/></text:p>
      <text:p text:style-name="P7"><text:span text:style-name="T2">Las imágenes de seguridad muestran que había 2 testigos.El primer testigo vive en la última casa de "Northwestern Dr".El segundo testigo, llamado Annabel, vive en algún lugar de "Franklin Ave".</text:span></text:p>
      <text:p text:style-name="P7"><text:span text:style-name="T2"/></text:p>
      <text:p text:style-name="P7"><text:span text:style-name="T2">A continuación he investigado sobre las entrevistas de las 2 personas:</text:span></text:p>
      <text:p text:style-name="P2"><text:span text:style-name="T3">SELECT * FROM interview;</text:span></text:p>
      <text:p text:style-name="P2"><text:span text:style-name="T3"/></text:p>
      <text:p text:style-name="P2"><text:span text:style-name="T4">Entrevista de Annabel:</text:span><text:span text:style-name="T3">Escuché un disparo y luego vi a un hombre salir corriendo.Tenía una bolsa de "Get Fit Now Gym".El número de membresía en la bolsa comenzaba con "48Z".Solo los miembros dorados tienen esas bolsas.El hombre subió a un automóvil con una placa que incluía "H42W".</text:span></text:p>
      <text:p text:style-name="P3"><text:span text:style-name="T3">Investigamos sobre esa matrícula y </text:span><text:span text:style-name="T5">que el género sea masculino.</text:span></text:p>
      <text:p text:style-name="P3"><text:span text:style-name="T5">SELECT * FROM drivers_license</text:span></text:p>
      <text:p text:style-name="P3"><text:span text:style-name="T5">WHERE plate_number like('%H42W%') AND gender=('male');</text:span></text:p>
      <text:p text:style-name="P4"><text:span text:style-name="T3">Se nos cierra la lista en 2 personas.</text:span></text:p>
      <text:p text:style-name="P4"><text:span text:style-name="T3">Comprobamos los id en el gimnasio </text:span><text:span text:style-name="T6">y que sea nivel dorado</text:span><text:span text:style-name="T3"> y deducimos que se trata de ‘Jeremy Bowers’</text:span></text:p>
      <text:p text:style-name="P7"><text:span text:style-name="T2"/></text:p>
      <text:p text:style-name="P1"><text:span text:style-name="T1"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2T10:06:24.106605466</meta:creation-date>
    <dc:date>2022-02-22T10:39:55.461490706</dc:date>
    <meta:editing-duration>PT3M1S</meta:editing-duration>
    <meta:editing-cycles>1</meta:editing-cycles>
    <meta:document-statistic meta:table-count="0" meta:image-count="0" meta:object-count="0" meta:page-count="1" meta:paragraph-count="12" meta:word-count="157" meta:character-count="1006" meta:non-whitespace-character-count="860"/>
    <meta:generator>LibreOffice/7.0.4.2$Linux_X86_64 LibreOffice_project/00$Build-2</meta:generator>
  </office:meta>
</office:document-meta>
</file>